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2in" fo:text-indent="0.5in">
        <style:tab-stops/>
      </style:paragraph-properties>
    </style:style>
    <style:style style:name="P3" style:parent-style-name="Normal" style:family="paragraph">
      <style:paragraph-properties fo:margin-left="3in">
        <style:tab-stops/>
      </style:paragraph-properties>
    </style:style>
    <style:style style:name="P4" style:parent-style-name="Normal" style:family="paragraph">
      <style:paragraph-properties fo:margin-left="3in">
        <style:tab-stops/>
      </style:paragraph-properties>
    </style:style>
    <style:style style:name="P5" style:parent-style-name="Normal" style:family="paragraph">
      <style:paragraph-properties fo:margin-left="2.5in">
        <style:tab-stops/>
      </style:paragraph-properties>
    </style:style>
    <style:style style:name="P6" style:parent-style-name="Normal" style:family="paragraph">
      <style:paragraph-properties fo:margin-left="2.5in">
        <style:tab-stops/>
      </style:paragraph-properties>
    </style:style>
    <style:style style:name="P7" style:parent-style-name="Normal" style:family="paragraph">
      <style:paragraph-properties fo:margin-left="2.5in">
        <style:tab-stops/>
      </style:paragraph-properties>
    </style:style>
    <style:style style:name="P8" style:parent-style-name="Normal" style:family="paragraph">
      <style:paragraph-properties fo:margin-left="2.5in">
        <style:tab-stops/>
      </style:paragraph-properties>
    </style:style>
    <style:style style:name="P9" style:parent-style-name="Normal" style:family="paragraph">
      <style:paragraph-properties fo:margin-left="2.5in">
        <style:tab-stops/>
      </style:paragraph-properties>
    </style:style>
  </office:automatic-styles>
  <office:body>
    <office:text text:use-soft-page-breaks="true">
      <text:p text:style-name="P1">Research Question: How do we execute side-effecting or time consuming code in STM frameworks?</text:p>
      <text:p text:style-name="Normal"><text:tab/>Goal: We are trying to remove a limitation.</text:p>
      <text:p text:style-name="Normal"/>
      <text:p text:style-name="Normal">Introduction (1 page): What is the problem?</text:p>
      <text:p text:style-name="Normal"><text:tab/>Explain the basic idea of STM</text:p>
      <text:p text:style-name="Normal"><text:tab/><text:tab/>Talk about applications of STM</text:p>
      <text:p text:style-name="Normal"><text:tab/><text:tab/><text:tab/>Concurrent data structures for “system programming”</text:p>
      <text:p text:style-name="Normal"><text:tab/><text:tab/><text:tab/><text:tab/>OS/kernel/runtime systems</text:p>
      <text:p text:style-name="Normal"><text:tab/><text:tab/><text:tab/><text:tab/>Ex: video game frameworks, RCU trees in Linux</text:p>
      <text:p text:style-name="Normal"><text:tab/>The problem: STM is limited to side effect free code</text:p>
      <text:p text:style-name="Normal"><text:tab/>Literature review: what have people tried</text:p>
      <text:p text:style-name="Normal"><text:tab/>Overview of our approach</text:p>
      <text:p text:style-name="Normal"><text:tab/><text:tab/>HPX</text:p>
      <text:p text:style-name="Normal"/>
      <text:p text:style-name="Normal">Technical Approach (6 pages)</text:p>
      <text:p text:style-name="Normal"><text:tab/>Overview</text:p>
      <text:p text:style-name="Normal"><text:tab/><text:tab/>Figure 1: UML of system</text:p>
      <text:p text:style-name="Normal"><text:tab/><text:tab/>Components:</text:p>
      <text:p text:style-name="Normal"><text:tab/><text:tab/><text:tab/>Transaction Class</text:p>
      <text:p text:style-name="Normal"><text:tab/><text:tab/><text:tab/>Atomic Class</text:p>
      <text:p text:style-name="Normal"><text:tab/><text:tab/><text:tab/><text:tab/>Local Atomic Class</text:p>
      <text:p text:style-name="Normal"><text:tab/><text:tab/><text:tab/>Atomic Future Class</text:p>
      <text:p text:style-name="Normal"><text:tab/>Transaction Class</text:p>
      <text:p text:style-name="Normal"><text:tab/><text:tab/>Object representing a single transaction.</text:p>
      <text:p text:style-name="Normal"><text:tab/><text:tab/>Not thread-safe.</text:p>
      <text:soft-page-break/>
      <text:p text:style-name="Normal"><text:tab/><text:tab/>Data structures</text:p>
      <text:p text:style-name="Normal"><text:tab/><text:tab/><text:tab/>Ordered map of variables</text:p>
      <text:p text:style-name="Normal"><text:tab/><text:tab/><text:tab/><text:tab/>Copies of data (local values)</text:p>
      <text:p text:style-name="Normal"><text:tab/><text:tab/><text:tab/>Read-in list</text:p>
      <text:p text:style-name="Normal"><text:tab/><text:tab/><text:tab/><text:tab/>Values at the time of first access</text:p>
      <text:p text:style-name="Normal"><text:tab/><text:tab/><text:tab/>Action list</text:p>
      <text:p text:style-name="Normal"><text:tab/><text:tab/><text:tab/><text:tab/>Functions to exec on successful commit</text:p>
      <text:p text:style-name="Normal"><text:tab/><text:tab/><text:tab/>Operations</text:p>
      <text:p text:style-name="Normal"><text:tab/><text:tab/><text:tab/><text:tab/>read()</text:p>
      <text:p text:style-name="Normal"><text:tab/><text:tab/><text:tab/><text:tab/>write()</text:p>
      <text:p text:style-name="P2">Two cases</text:p>
      <text:p text:style-name="P3">* The variable has not been read or written in this transaction, and is not present in the internal state.</text:p>
      <text:p text:style-name="P4">* The variable has been read or written previously in this transaction,<text:s/>and is present in the internal state.</text:p>
      <text:p text:style-name="Normal"><text:tab/><text:tab/><text:tab/><text:tab/>then()</text:p>
      <text:p text:style-name="Normal"><text:tab/><text:tab/><text:tab/><text:tab/>commit()</text:p>
      <text:p text:style-name="P5">1.) Obtain exclusive access to all the variables.</text:p>
      <text:p text:style-name="P6">2.) Compare our recorded reads against the current values (and fail if needed).</text:p>
      <text:p text:style-name="P7">3.) Perform writes, reading from our internal map.</text:p>
      <text:p text:style-name="P8">4.) Perform async operations.</text:p>
      <text:p text:style-name="P9">5.) Release exclusive access.</text:p>
      <text:p text:style-name="Normal"><text:tab/>Atomic Class and Local Atomic Class</text:p>
      <text:p text:style-name="Normal"><text:tab/><text:tab/>TODO</text:p>
      <text:p text:style-name="Normal"><text:tab/>Atomic Future Class</text:p>
      <text:p text:style-name="Normal"><text:tab/><text:tab/>TODO</text:p>
      <text:soft-page-break/>
      <text:p text:style-name="Normal"><text:tab/>Invariants<text:s/>and Correctness</text:p>
      <text:p text:style-name="Normal">Applications (1 page)</text:p>
      <text:p text:style-name="Normal"><text:tab/>IO example</text:p>
      <text:p text:style-name="Normal"><text:tab/><text:tab/>Logging?</text:p>
      <text:p text:style-name="Normal"><text:tab/>Binary Tree</text:p>
      <text:p text:style-name="Normal">Conclusions/Future Work (1 page)</text:p>
      <text:p text:style-name="Normal"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ash</meta:initial-creator>
    <dc:creator>wash</dc:creator>
    <meta:creation-date>2014-11-13T20:13:00Z</meta:creation-date>
    <dc:date>2014-11-13T20:22:00Z</dc:date>
    <meta:template xlink:href="Normal.dotm" xlink:type="simple"/>
    <meta:editing-cycles>3</meta:editing-cycles>
    <meta:editing-duration>PT420S</meta:editing-duration>
    <meta:document-statistic meta:page-count="3" meta:paragraph-count="3" meta:word-count="249" meta:character-count="1671" meta:row-count="11" meta:non-whitespace-character-count="1425"/>
  </office:meta>
</office:document-meta>
</file>